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2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2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23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2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20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20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2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9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9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7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6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6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5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3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0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0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0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04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0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0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200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1999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1997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199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199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0032" calcext:value-type="float">
            <text:p>28.45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199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44203</text:p>
          </table:table-cell>
          <table:table-cell office:value-type="string" calcext:value-type="string">
            <text:p>199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